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itle">
      <style:text-properties officeooo:paragraph-rsid="001771de"/>
    </style:style>
    <style:style style:name="P2" style:family="paragraph" style:parent-style-name="Text_20_body">
      <style:text-properties officeooo:paragraph-rsid="001771de"/>
    </style:style>
    <style:style style:name="P3" style:family="paragraph" style:parent-style-name="Standard">
      <style:paragraph-properties fo:text-align="center" style:justify-single-word="false"/>
      <style:text-properties fo:font-size="20pt" officeooo:paragraph-rsid="001771de" style:font-size-asian="20pt" style:font-size-complex="20pt"/>
    </style:style>
    <style:style style:name="P4" style:family="paragraph" style:parent-style-name="Standard">
      <style:paragraph-properties fo:text-align="center" style:justify-single-word="false"/>
      <style:text-properties fo:font-size="16pt" officeooo:rsid="001771de" officeooo:paragraph-rsid="001771de" style:font-size-asian="16pt" style:font-size-complex="16pt"/>
    </style:style>
    <style:style style:name="P5" style:family="paragraph" style:parent-style-name="Text_20_body">
      <style:text-properties officeooo:rsid="0019ee7b" officeooo:paragraph-rsid="0019ee7b"/>
    </style:style>
    <style:style style:name="P6" style:family="paragraph" style:parent-style-name="Text_20_body">
      <style:text-properties officeooo:rsid="001a1f0e" officeooo:paragraph-rsid="001a1f0e"/>
    </style:style>
    <style:style style:name="P7" style:family="paragraph" style:parent-style-name="Text_20_body">
      <style:text-properties officeooo:rsid="001ba8ed" officeooo:paragraph-rsid="001ba8ed"/>
    </style:style>
    <style:style style:name="P8" style:family="paragraph" style:parent-style-name="Text_20_body">
      <style:text-properties officeooo:rsid="001c9bd3" officeooo:paragraph-rsid="001c9bd3"/>
    </style:style>
    <style:style style:name="P9" style:family="paragraph" style:parent-style-name="Text_20_body">
      <style:text-properties officeooo:rsid="001e7ab7" officeooo:paragraph-rsid="001e7ab7"/>
    </style:style>
    <style:style style:name="P10" style:family="paragraph" style:parent-style-name="Text_20_body">
      <style:text-properties officeooo:rsid="001e7ab7" officeooo:paragraph-rsid="0021ca4b"/>
    </style:style>
    <style:style style:name="P11" style:family="paragraph" style:parent-style-name="Standard">
      <style:text-properties officeooo:rsid="0021ca4b" officeooo:paragraph-rsid="0021ca4b"/>
    </style:style>
    <style:style style:name="P12" style:family="paragraph" style:parent-style-name="Text_20_body">
      <style:text-properties officeooo:rsid="0021ca4b" officeooo:paragraph-rsid="0021ca4b"/>
    </style:style>
    <style:style style:name="P13" style:family="paragraph" style:parent-style-name="Standard">
      <style:text-properties officeooo:rsid="002cf3bf" officeooo:paragraph-rsid="002cf3bf"/>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Preformatted_20_Text">
      <style:paragraph-properties fo:text-align="center" style:justify-single-word="false"/>
    </style:style>
    <style:style style:name="P18" style:family="paragraph" style:parent-style-name="Title" style:master-page-name="First_20_Page">
      <style:paragraph-properties style:page-number="auto"/>
      <style:text-properties officeooo:paragraph-rsid="001771de"/>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Heading_20_2" style:list-style-name="">
      <style:text-properties officeooo:paragraph-rsid="001771de"/>
    </style:style>
    <style:style style:name="P23" style:family="paragraph" style:parent-style-name="Heading_20_2">
      <style:paragraph-properties fo:break-before="page"/>
    </style:style>
    <style:style style:name="P24" style:family="paragraph" style:parent-style-name="Heading_20_3">
      <style:text-properties officeooo:paragraph-rsid="001c9bd3"/>
    </style:style>
    <style:style style:name="P25" style:family="paragraph" style:parent-style-name="Text_20_body">
      <style:text-properties officeooo:paragraph-rsid="00250eeb"/>
    </style:style>
    <style:style style:name="T1" style:family="text">
      <style:text-properties officeooo:rsid="00276215"/>
    </style:style>
    <style:style style:name="T2" style:family="text">
      <style:text-properties officeooo:rsid="0018cad5"/>
    </style:style>
    <style:style style:name="T3" style:family="text">
      <style:text-properties officeooo:rsid="001a1f0e"/>
    </style:style>
    <style:style style:name="T4" style:family="text">
      <style:text-properties officeooo:rsid="001ba8e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c9bd3" style:font-style-asian="normal" style:font-style-complex="normal"/>
    </style:style>
    <style:style style:name="T8" style:family="text">
      <style:text-properties officeooo:rsid="001c9bd3"/>
    </style:style>
    <style:style style:name="T9" style:family="text">
      <style:text-properties officeooo:rsid="0023670b"/>
    </style:style>
    <style:style style:name="T10" style:family="text">
      <style:text-properties officeooo:rsid="0028230e"/>
    </style:style>
    <style:style style:name="T11" style:family="text">
      <style:text-properties officeooo:rsid="002e8551"/>
    </style:style>
    <style:style style:name="T12" style:family="text">
      <style:text-properties officeooo:rsid="0030b2e7"/>
    </style:style>
    <style:style style:name="T13" style:family="text">
      <style:text-properties officeooo:rsid="00250ee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
      <text:p text:style-name="P1"/>
      <text:p text:style-name="P1"/>
      <text:p text:style-name="P1"><text:span text:style-name="T2">PBT205</text:span> <text:span text:style-name="T2">Prototype Development</text:span></text:p>
      <text:p text:style-name="P1"><text:span text:style-name="T1"><text:s/>Assessment </text:span><text:span text:style-name="T2">1</text:span></text:p>
      <text:p text:style-name="P2"/>
      <text:p text:style-name="P3">Taylah Embra</text:p>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able of Contents</text:p>
          </text:index-title>
          <text:p text:style-name="P19"><text:a xlink:type="simple" xlink:href="#__RefHeading___Toc36435_2066688009" text:style-name="Index_20_Link" text:visited-style-name="Index_20_Link">Scope<text:tab/>3</text:a></text:p>
          <text:p text:style-name="P19"><text:a xlink:type="simple" xlink:href="#__RefHeading___Toc36437_2066688009" text:style-name="Index_20_Link" text:visited-style-name="Index_20_Link">Approach<text:tab/>3</text:a></text:p>
          <text:p text:style-name="P20"><text:a xlink:type="simple" xlink:href="#__RefHeading___Toc36439_2066688009" text:style-name="Index_20_Link" text:visited-style-name="Index_20_Link">Communication<text:tab/>3</text:a></text:p>
          <text:p text:style-name="P20"><text:a xlink:type="simple" xlink:href="#__RefHeading___Toc36441_2066688009" text:style-name="Index_20_Link" text:visited-style-name="Index_20_Link">Data Storage/Structures<text:tab/>3</text:a></text:p>
          <text:p text:style-name="P20"><text:a xlink:type="simple" xlink:href="#__RefHeading___Toc36443_2066688009" text:style-name="Index_20_Link" text:visited-style-name="Index_20_Link">GUI<text:tab/>4</text:a></text:p>
          <text:p text:style-name="P19"><text:a xlink:type="simple" xlink:href="#__RefHeading___Toc194_906939087" text:style-name="Index_20_Link" text:visited-style-name="Index_20_Link">Usage<text:tab/>4</text:a></text:p>
          <text:p text:style-name="P20"><text:a xlink:type="simple" xlink:href="#__RefHeading___Toc196_906939087" text:style-name="Index_20_Link" text:visited-style-name="Index_20_Link">Command-line Send Order<text:tab/>4</text:a></text:p>
          <text:p text:style-name="P20"><text:a xlink:type="simple" xlink:href="#__RefHeading___Toc198_906939087" text:style-name="Index_20_Link" text:visited-style-name="Index_20_Link">Command-line Exchange<text:tab/>4</text:a></text:p>
          <text:p text:style-name="P20"><text:a xlink:type="simple" xlink:href="#__RefHeading___Toc200_906939087" text:style-name="Index_20_Link" text:visited-style-name="Index_20_Link">GUI Send Order<text:tab/>4</text:a></text:p>
        </text:index-body>
      </text:table-of-content>
      <text:h text:style-name="P22" text:outline-level="2"/>
      <text:h text:style-name="P23" text:outline-level="2"><text:bookmark-start text:name="__RefHeading___Toc36435_2066688009"/>Scope<text:bookmark-end text:name="__RefHeading___Toc36435_2066688009"/></text:h>
      <text:p text:style-name="P5">The task is to model a market and exchange. Users should be able to make orders to either buy or sell stock. Then when there are two orders that match, the exchange should happen. There should be one actor that manages the exchanges, and keeps track of who owns what stock, and other actor that sends the requests to exchange. There should also be multiple users. Additionally, there should be multiple stocks available. <text:span text:style-name="T4">There should also be a GUI that allows the users to view the latest prices.</text:span></text:p>
      <text:p text:style-name="P5">Trading should be able to be done via the command line and with a GUI. The exchange does not need to be accessed directly by the users so it does not need a GUI. </text:p>
      <text:p text:style-name="P5">The prototype will not take into account issues like security, <text:span text:style-name="T3">authentication, or checking of sent data beyond type checking and checking orders match, as the prototype only needs to demonstrate the middleware capabilities and communication between the applications. </text:span></text:p>
      <text:h text:style-name="Heading_20_2" text:outline-level="2"><text:bookmark-start text:name="__RefHeading___Toc36437_2066688009"/>Approach<text:bookmark-end text:name="__RefHeading___Toc36437_2066688009"/></text:h>
      <text:p text:style-name="P6">The <text:span text:style-name="T4">implementation consists or three applications: a command line application to send orders, a command line application to manage orders, and a GUI application to send orders and view last prices. The major considerations when building the applications was communication between applications, data storage and structures for orders and users, and the GUI.</text:span></text:p>
      <text:h text:style-name="Heading_20_3" text:outline-level="3"><text:bookmark-start text:name="__RefHeading___Toc36439_2066688009"/>Communication<text:bookmark-end text:name="__RefHeading___Toc36439_2066688009"/></text:h>
      <text:p text:style-name="P7">The communication is done using RabbitMQ, <text:span text:style-name="T8">run in Docker.</text:span> There are three queues that RabbitMQ listens for: <text:span text:style-name="T5">orders</text:span><text:span text:style-name="T6"> for sending new orders to the exchange program, </text:span><text:span text:style-name="T5">offered</text:span><text:span text:style-name="T6"> for a list of the offers that have been made without corrosponding orders to complete them. This list is an additional feature on the GUI that allows the user to click to trade with an existing order. The last queue is </text:span><text:span text:style-name="T5">trades</text:span><text:span text:style-name="T6">, which is a list of the last trade prices to display on the GUI. </text:span></text:p>
      <text:p text:style-name="P7"><text:span text:style-name="T6">The command-line send order program sends messages to the </text:span><text:span text:style-name="T5">orders</text:span><text:span text:style-name="T6"> queue. It does not accept any messages.</text:span></text:p>
      <text:p text:style-name="P7"><text:span text:style-name="T6">The command line exchanges program received messages from the orders queue, removing the messages from the queue after receiving. It also sends messages to the </text:span><text:span text:style-name="T5">offered</text:span><text:span text:style-name="T6"> and </text:span><text:span text:style-name="T5">trades</text:span><text:span text:style-name="T6"> queues, and these messages expire after 1 second if not received, and are continuously sent to ensure the most up to date information is available. </text:span></text:p>
      <text:p text:style-name="P7"><text:span text:style-name="T6">The GUI send order program receives messages from the </text:span><text:span text:style-name="T5">offered </text:span><text:span text:style-name="T6">and </text:span><text:span text:style-name="T5">trades</text:span><text:span text:style-name="T6"> queues, updating the displayed information when it receives a message. </text:span><text:span text:style-name="T7">Many GUI applications can be run simultaneously to allow multiple users at one time. </text:span></text:p>
      <text:h text:style-name="P24" text:outline-level="3"><text:bookmark-start text:name="__RefHeading___Toc36441_2066688009"/>Data <text:span text:style-name="T4">Storage/Structures</text:span><text:bookmark-end text:name="__RefHeading___Toc36441_2066688009"/></text:h>
      <text:p text:style-name="P8">The data consists of stock objects and order objects, stored in lists local to the exchange program. There is also a list of previous trades that updates as the trades happen. The stock objects keep track of who owns what shares of them, although there do not validate the sales, just store them. There is currently no user objects as it is not necessary for this prototype. The exchange program just adds the username to stock exchange histories. </text:p>
      <text:p text:style-name="P8"><text:soft-page-break/>All data is saves as a json file in the exchange program’s files. Json was choosen for ease of exporting/importing solely, as security and data integrity is not a consideration for this prototype.</text:p>
      <text:h text:style-name="Heading_20_3" text:outline-level="3"><text:bookmark-start text:name="__RefHeading___Toc36443_2066688009"/>GUI<text:bookmark-end text:name="__RefHeading___Toc36443_2066688009"/></text:h>
      <text:p text:style-name="P9">The GUI was made using Avalonia. This was chosen as it is cross platform and simple to use, and uses .net. </text:p>
      <text:p text:style-name="P9">The GUI consists of three parts: the trading section, and the viewing section, and the login page. </text:p>
      <text:p text:style-name="P9">The login page simply lets the user enter a username, and after logging in will allow them to see both the trading section and the viewing section. The user also had the option of just choosing to view the previous trades, in which only the trading page is shown. </text:p>
      <text:p text:style-name="P9">The trading section is in two halves, for selling and buying. They display open trades, and allow the user to input data to make a new trade without using the command line. The user had to option to match existing trades by clicking a single button, so they don’t have to manually make the trade. </text:p>
      <text:p text:style-name="P9">The viewing section will show the previous trade for each stock. This page is not interactive, and only displays information.</text:p>
      <text:h text:style-name="Heading_20_2" text:outline-level="2"><text:bookmark-start text:name="__RefHeading___Toc194_906939087"/>Usage<text:bookmark-end text:name="__RefHeading___Toc194_906939087"/></text:h>
      <text:p text:style-name="P12">All programs require RabbitMQ to be running in Docker. This can be run with the following command:</text:p>
      <text:p text:style-name="P17">docker run -it --rm --name rabbitmq -p 5672:5672 -p 15672:15672 rabbitmq:3-management</text:p>
      <text:p text:style-name="P13">All programs are written in c# and therefore also require .net downloaded. </text:p>
      <text:h text:style-name="Heading_20_3" text:outline-level="3"><text:bookmark-start text:name="__RefHeading___Toc196_906939087"/>Command-line Send Order<text:bookmark-end text:name="__RefHeading___Toc196_906939087"/></text:h>
      <text:p text:style-name="P9">This program can be run from the folder using the command: </text:p>
      <text:p text:style-name="P17">SendOrder &lt;username&gt; &lt;port&gt; &lt;buy/sell&gt; &lt;quantity&gt; &lt;price&gt; &lt;stock ID&gt;</text:p>
      <text:p text:style-name="P11">The program will return a message confirming the message was sent, or an error message if the format was incorrect.</text:p>
      <text:h text:style-name="Heading_20_3" text:outline-level="3"><text:bookmark-start text:name="__RefHeading___Toc198_906939087"/>Command-line Exchange<text:bookmark-end text:name="__RefHeading___Toc198_906939087"/></text:h>
      <text:p text:style-name="P10">This program can be run from the folder using the command: </text:p>
      <text:p text:style-name="P17">Exchange &lt;port&gt;</text:p>
      <text:p text:style-name="P12">The program will not give any output until the program receives an order. <text:span text:style-name="T9">Once it receives and order, it will display it and whether it has a corresponding order or not.</text:span></text:p>
      <text:h text:style-name="Heading_20_3" text:outline-level="3"><text:bookmark-start text:name="__RefHeading___Toc200_906939087"/>GUI Send Order<text:bookmark-end text:name="__RefHeading___Toc200_906939087"/></text:h>
      <text:p text:style-name="P25"><text:span text:style-name="T13">This program does not need to be installed, and can be run by double clicking the Trading System file. The program opens to the login pag</text:span><text:span text:style-name="T12">e. </text:span></text:p>
      <text:h text:style-name="Heading_20_2" text:outline-level="2" text:is-list-header="true"><text:bookmark-start text:name="__RefHeading___Toc36449_2066688009"/><text:bookmark-end text:name="__RefHeading___Toc36449_2066688009"/></text:h>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6T06:54:03.491157982</meta:creation-date>
    <dc:date>2026-03-26T14:35:40.238169898</dc:date>
    <meta:editing-duration>PT1H5M41S</meta:editing-duration>
    <meta:editing-cycles>18</meta:editing-cycles>
    <meta:generator>LibreOffice/7.3.7.2$Linux_X86_64 LibreOffice_project/30$Build-2</meta:generator>
    <meta:document-statistic meta:table-count="0" meta:image-count="0" meta:object-count="0" meta:page-count="4" meta:paragraph-count="47" meta:word-count="875" meta:character-count="5139" meta:non-whitespace-character-count="4298"/>
  </office:meta>
</office:document-meta>
</file>